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style:text-position="0% 100%"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Times New Roman" fo:font-size="12pt" style:font-size-asian="12pt" style:font-size-complex="12pt"/>
    </style:style>
    <style:style style:name="P9"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11"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12" style:family="paragraph" style:parent-style-name="Standard" style:list-style-name="L3">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4">
      <style:text-properties style:font-name="Times New Roman" fo:font-size="12pt" fo:font-weight="normal" style:font-size-asian="12pt" style:font-weight-asian="normal" style:font-size-complex="12pt" style:font-weight-complex="normal"/>
    </style:style>
    <style:style style:name="P14"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4">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5">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6">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0894f" style:font-style-asian="normal" style:font-style-complex="normal"/>
    </style:style>
    <style:style style:name="T4" style:family="text">
      <style:text-properties officeooo:rsid="000c365b"/>
    </style:style>
    <style:style style:name="T5" style:family="text">
      <style:text-properties officeooo:rsid="000ec77b"/>
    </style:style>
    <style:style style:name="T6" style:family="text">
      <style:text-properties officeooo:rsid="001264a8"/>
    </style:style>
    <style:style style:name="T7" style:family="text">
      <style:text-properties officeooo:rsid="0012ef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rtual memory – Design issues</text:p>
      <text:p text:style-name="Standard"/>
      <text:p text:style-name="P2">What is the criteria that most effects the design choices of virtual memory systems? Why?</text:p>
      <text:p text:style-name="P1">Page-fault <text:span text:style-name="T5">rate</text:span>. Because they will take millions of cycles to process<text:span text:style-name="T4">(</text:span>the disk is that slow compared to memory<text:span text:style-name="T4">)</text:span>.</text:p>
      <text:p text:style-name="P1"/>
      <text:p text:style-name="P2">Key design choices in the construction of virtual memory systems</text:p>
      <text:list xml:id="list19822555341" text:style-name="L1">
        <text:list-item>
          <text:p text:style-name="P10">Pages should be large enough to try to amortize the high access time.</text:p>
        </text:list-item>
        <text:list-item>
          <text:p text:style-name="P10">Organizations that reduce page fault rate are attractive than the ones with only a relatively small hit time or small page-fault penalty.</text:p>
        </text:list-item>
        <text:list-item>
          <text:p text:style-name="P10">Page faults can be handled in software because the overhead will be small compared to the disk access time.</text:p>
        </text:list-item>
        <text:list-item>
          <text:p text:style-name="P10">Write-through will not work as write take too long. Virtual systems use write-back.</text:p>
        </text:list-item>
      </text:list>
      <text:p text:style-name="P1"/>
      <text:p text:style-name="P2">Difficulties involved in adding paging to an existing architecture</text:p>
      <text:list xml:id="list1269464767" text:style-name="L2">
        <text:list-item>
          <text:p text:style-name="P11">IBM System 360/370 has a instruction which moves upto 256 bytes from one location to another(possibly overlapping) <text:s/>location.</text:p>
        </text:list-item>
        <text:list-item>
          <text:p text:style-name="P11">If either the source or destination block straddles a page boundary, a page fault might occur after the move is partially done. In this scenario if the source and the destination blocks overlap each other, part of the source block is modified and a restart of the instruction is not possible</text:p>
        </text:list-item>
        <text:list-item>
          <text:p text:style-name="P11">It is not seemless to add paging to any system</text:p>
        </text:list-item>
        <text:list-item>
          <text:p text:style-name="P11">However for a non-demand-paging virtual system, can be added to <text:s/>a system as a page fault means an invalid address and thus a error. No restart of instruction is involved.</text:p>
        </text:list-item>
      </text:list>
      <text:p text:style-name="P1"/>
      <text:p text:style-name="P2">Performance of demand paging</text:p>
      <text:list xml:id="list305860432" text:style-name="L3">
        <text:list-item>
          <text:p text:style-name="P12">The major bottleneck is the reading in of a page from the disk in case of a page fault. The typical time in the worst case might involve</text:p>
          <text:list>
            <text:list-item>
              <text:p text:style-name="P12">Device-queuing time</text:p>
            </text:list-item>
            <text:list-item>
              <text:p text:style-name="P12">Device seek time – Typically 5ms</text:p>
            </text:list-item>
            <text:list-item>
              <text:p text:style-name="P12">Rotational latency time – Typically 3ms</text:p>
            </text:list-item>
            <text:list-item>
              <text:p text:style-name="P12">Page transfer time – 0.05ms</text:p>
            </text:list-item>
          </text:list>
        </text:list-item>
        <text:list-item>
          <text:p text:style-name="P12">The average page-fault service time is about 8 ms not including the device-queuing time. Assuming a memory access time of 200ns,</text:p>
          <text:list>
            <text:list-header>
              <text:p text:style-name="P12">effective access time = <text:span text:style-name="T1">p</text:span><text:span text:style-name="T2"> * 8ms + (1 – </text:span><text:span text:style-name="T1">p</text:span><text:span text:style-name="T2">) * 200ns</text:span></text:p>
            </text:list-header>
          </text:list>
        </text:list-item>
        <text:list-item>
          <text:p text:style-name="P14">For a performance degradation of less than 10 %</text:p>
          <text:list>
            <text:list-header>
              <text:p text:style-name="P12"><text:span text:style-name="T2">200</text:span><text:span text:style-name="T3">n</text:span><text:span text:style-name="T2">s + 20</text:span><text:span text:style-name="T3">n</text:span><text:span text:style-name="T2">s &gt; </text:span><text:span text:style-name="T1">p</text:span><text:span text:style-name="T2"> * 8ms + (1 – </text:span><text:span text:style-name="T1">p</text:span><text:span text:style-name="T2">) * 200ns =&gt; p &lt; 0.0000025 = 0.00025%</text:span></text:p>
            </text:list-header>
          </text:list>
        </text:list-item>
      </text:list>
      <text:p text:style-name="P3"/>
      <text:p text:style-name="P2">Why is a write-<text:span text:style-name="T6">back</text:span> scheme employed to write pages back?</text:p>
      <text:list xml:id="list296708297" text:style-name="L4">
        <text:list-item>
          <text:p text:style-name="P13">A write-back scheme is used along with a dirty bit to indicate if a page in memory needs to be written back when it is being replaced. </text:p>
        </text:list-item>
        <text:list-item>
          <text:p text:style-name="P13">The latency of a write to a disk is millions of CPU cycles.</text:p>
          <text:list>
            <text:list-item>
              <text:p text:style-name="P13">A write-through scheme would be very very inefficient, even with the use of write buffers, considering the latency time of the order of millions of cycles.</text:p>
            </text:list-item>
          </text:list>
        </text:list-item>
        <text:list-item>
          <text:p text:style-name="P15">Write-back schemes suit virtual memory systems in the sense that disk transfer times are comparatively lesser than disk access times. Thus it is efficient to rewrite entire pages instead of modifying individual words.</text:p>
        </text:list-item>
      </text:list>
      <text:p text:style-name="P3"/>
      <text:p text:style-name="P5">Pre-paging</text:p>
      <text:list xml:id="list1584279826" text:style-name="L5">
        <text:list-item>
          <text:p text:style-name="P16">The initial rash of page faults in demand paging when a process is initially bought into <text:soft-page-break/>memory is unavoidable.</text:p>
        </text:list-item>
        <text:list-item>
          <text:p text:style-name="P16">But by keeping track of the working set of pages of a process, these pages can be paged back when the process is swapped back from the disk(the process was suspended due to IO or lack of free frames). This may avoid the rash of page faults when the process is restarted</text:p>
        </text:list-item>
        <text:list-item>
          <text:p text:style-name="P16">The cost of prepaging is offset only if it cheaper than the initial rash of page faults. This is so if the restarted process uses most of the pages in its working set.</text:p>
        </text:list-item>
      </text:list>
      <text:p text:style-name="P4"/>
      <text:p text:style-name="P6"><text:bookmark text:name="Support for Multiple page sizes"/>Consider a system that allocates pages of different sizes to its processes. What are the advantages of such a paging scheme? What modifications <text:s/>to the virtual memory system are <text:span text:style-name="T7">necessary</text:span> provide this functionality? </text:p>
      <text:p text:style-name="P4">The program could have a large code segment or use large-sized arrays as data. These portions of the program could be allocated to larger pages, thereby decreasing the memory overheads <text:s/>associated with a page table. The virtual memory system would then have to maintain multiple free lists of pages for the different sizes and should also need to have more complex code for address translation to take into account different page sizes. </text:p>
      <text:p text:style-name="P4"/>
      <text:p text:style-name="P5">Implication of small page size</text:p>
      <text:list xml:id="list995984844" text:style-name="L6">
        <text:list-item>
          <text:p text:style-name="P17"><text:span text:style-name="T7">L</text:span>arger page tables</text:p>
        </text:list-item>
        <text:list-item>
          <text:p text:style-name="P17"><text:span text:style-name="T7">L</text:span>ess internal-fragmentation</text:p>
        </text:list-item>
        <text:list-item>
          <text:p text:style-name="P17">Optimal use of locality and hence avoidance of unnecessary IO required for large pages</text:p>
        </text:list-item>
      </text:list>
      <text:p text:style-name="P4"/>
      <text:p text:style-name="P5">Suitability of demand-paging for different programming techniques</text:p>
      <table:table table:name="Table1" table:style-name="Table1">
        <table:table-column table:style-name="Table1.A"/>
        <table:table-column table:style-name="Table1.B"/>
        <table:table-row>
          <table:table-cell table:style-name="Table1.A1" office:value-type="string">
            <text:p text:style-name="P9">Programming techniques</text:p>
          </table:table-cell>
          <table:table-cell table:style-name="Table1.B1" office:value-type="string">
            <text:p text:style-name="P9">Suitability</text:p>
          </table:table-cell>
        </table:table-row>
        <table:table-row>
          <table:table-cell table:style-name="Table1.A2" office:value-type="string">
            <text:p text:style-name="P8">Stack</text:p>
          </table:table-cell>
          <table:table-cell table:style-name="Table1.B2" office:value-type="string">
            <text:p text:style-name="P8">Yes</text:p>
          </table:table-cell>
        </table:table-row>
        <table:table-row>
          <table:table-cell table:style-name="Table1.A2" office:value-type="string">
            <text:p text:style-name="P8">Hashed symbol table</text:p>
          </table:table-cell>
          <table:table-cell table:style-name="Table1.B2" office:value-type="string">
            <text:p text:style-name="P8">No. Hashing distributes the key values unpredictably</text:p>
          </table:table-cell>
        </table:table-row>
        <table:table-row>
          <table:table-cell table:style-name="Table1.A2" office:value-type="string">
            <text:p text:style-name="P8">Sequential Search</text:p>
          </table:table-cell>
          <table:table-cell table:style-name="Table1.B2" office:value-type="string">
            <text:p text:style-name="P8">Yes</text:p>
          </table:table-cell>
        </table:table-row>
        <table:table-row>
          <table:table-cell table:style-name="Table1.A2" office:value-type="string">
            <text:p text:style-name="P8">Binary Search</text:p>
          </table:table-cell>
          <table:table-cell table:style-name="Table1.B2" office:value-type="string">
            <text:p text:style-name="P8">No. Because on half of the data is discarded, effort of demand-paging is not utilized</text:p>
          </table:table-cell>
        </table:table-row>
        <table:table-row>
          <table:table-cell table:style-name="Table1.A2" office:value-type="string">
            <text:p text:style-name="P8">Pure Code</text:p>
          </table:table-cell>
          <table:table-cell table:style-name="Table1.B2" office:value-type="string">
            <text:p text:style-name="P8">Yes</text:p>
          </table:table-cell>
        </table:table-row>
        <table:table-row>
          <table:table-cell table:style-name="Table1.A2" office:value-type="string">
            <text:p text:style-name="P8">Vector operations</text:p>
          </table:table-cell>
          <table:table-cell table:style-name="Table1.B2" office:value-type="string">
            <text:p text:style-name="P8">Yes.</text:p>
          </table:table-cell>
        </table:table-row>
        <table:table-row>
          <table:table-cell table:style-name="Table1.A2" office:value-type="string">
            <text:p text:style-name="P8">Indirection</text:p>
          </table:table-cell>
          <table:table-cell table:style-name="Table1.B2" office:value-type="string">
            <text:p text:style-name="P8">No. Too many page fault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06T17:42:14</meta:creation-date>
    <dc:date>2013-01-23T10:41:12</dc:date>
    <dc:creator>Kempa </dc:creator>
    <meta:editing-duration>PT3H23M35S</meta:editing-duration>
    <meta:editing-cycles>19</meta:editing-cycles>
    <meta:generator>LibreOffice/3.6$Linux_x86 LibreOffice_project/360m1$Build-2</meta:generator>
    <meta:document-statistic meta:table-count="1" meta:image-count="0" meta:object-count="0" meta:page-count="2" meta:paragraph-count="55" meta:word-count="770" meta:character-count="4346" meta:non-whitespace-character-count="3651"/>
  </office:meta>
</office:document-meta>
</file>